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A00000082B053F5EF.jpg" manifest:media-type="image/jpeg"/>
  <manifest:file-entry manifest:full-path="Pictures/10000000000009B000000DB464F5454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cm" table:align="margins" style:writing-mode="lr-tb"/>
    </style:style>
    <style:style style:name="Tabelle1.A" style:family="table-column">
      <style:table-column-properties style:column-width="4.904cm" style:rel-column-width="2780*"/>
    </style:style>
    <style:style style:name="Tabelle1.B" style:family="table-column">
      <style:table-column-properties style:column-width="12.097cm" style:rel-column-width="68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4.904cm" style:rel-column-width="2780*"/>
    </style:style>
    <style:style style:name="Tabelle2.B" style:family="table-column">
      <style:table-column-properties style:column-width="12.097cm" style:rel-column-width="685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659c" fo:font-size="18pt" fo:language="de" fo:country="AT" style:font-name-asian="Calibri" style:font-size-asian="18pt" style:language-asian="en" style:country-asian="US" style:font-name-complex="Arial" style:font-size-complex="1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de" fo:country="AT" style:language-asian="de" style:country-asian="AT"/>
    </style:style>
    <style:style style:name="P4" style:family="paragraph" style:parent-style-name="Standard">
      <style:text-properties officeooo:paragraph-rsid="001f0640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20478d"/>
    </style:style>
    <style:style style:name="P7" style:family="paragraph" style:parent-style-name="Standard">
      <style:text-properties officeooo:rsid="0020478d" officeooo:paragraph-rsid="0020478d"/>
    </style:style>
    <style:style style:name="P8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fo:language="de" fo:country="AT" style:font-name-asian="Calibri" style:language-asian="en" style:country-asian="US" style:font-name-complex="Arial"/>
    </style:style>
    <style:style style:name="P1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language="de" fo:country="AT" style:font-name-asian="Calibri" style:language-asian="en" style:country-asian="US" style:font-name-complex="Arial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fo:language="de" fo:country="AT" style:language-asian="en" style:country-asian="US"/>
    </style:style>
    <style:style style:name="P12" style:family="paragraph" style:parent-style-name="Standard">
      <style:paragraph-properties fo:margin-top="0cm" fo:margin-bottom="0.353cm" loext:contextual-spacing="false" fo:line-height="115%"/>
      <style:text-properties officeooo:rsid="001f0640" officeooo:paragraph-rsid="001f0640"/>
    </style:style>
    <style:style style:name="P1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rsid="001f0640" officeooo:paragraph-rsid="001f0640"/>
    </style:style>
    <style:style style:name="P14" style:family="paragraph" style:parent-style-name="Standard">
      <style:paragraph-properties fo:margin-top="0cm" fo:margin-bottom="0.353cm" loext:contextual-spacing="false" fo:line-height="115%" fo:break-before="page"/>
      <style:text-properties fo:language="de" fo:country="AT" officeooo:paragraph-rsid="0020478d"/>
    </style:style>
    <style:style style:name="P15" style:family="paragraph" style:parent-style-name="Standard" style:master-page-name="Konvert_20_1">
      <style:paragraph-properties style:page-number="auto"/>
    </style:style>
    <style:style style:name="P16" style:family="paragraph" style:parent-style-name="Heading_20_3">
      <style:text-properties officeooo:rsid="0020478d" officeooo:paragraph-rsid="0020478d"/>
    </style:style>
    <style:style style:name="P17" style:family="paragraph" style:parent-style-name="Heading_20_2">
      <style:text-properties officeooo:rsid="0020478d" officeooo:paragraph-rsid="0020478d"/>
    </style:style>
    <style:style style:name="P18" style:family="paragraph" style:parent-style-name="Heading_20_2" style:master-page-name="Standard">
      <style:paragraph-properties style:page-number="auto"/>
    </style:style>
    <style:style style:name="P19" style:family="paragraph" style:parent-style-name="Heading_20_1">
      <style:paragraph-properties fo:break-before="page"/>
      <style:text-properties officeooo:rsid="0020478d" officeooo:paragraph-rsid="0020478d"/>
    </style:style>
    <style:style style:name="P20" style:family="paragraph" style:parent-style-name="Footer">
      <style:paragraph-properties fo:text-align="end" style:justify-single-word="false"/>
      <style:text-properties officeooo:rsid="0020478d" officeooo:paragraph-rsid="0020478d"/>
    </style:style>
    <style:style style:name="P21" style:family="paragraph" style:parent-style-name="Footer">
      <style:paragraph-properties fo:margin-left="0cm" fo:margin-right="0.635cm" fo:text-indent="0cm" style:auto-text-indent="false"/>
    </style:style>
    <style:style style:name="P22" style:family="paragraph" style:parent-style-name="Footer">
      <style:paragraph-properties fo:margin-left="0cm" fo:margin-right="0.635cm" fo:text-align="end" style:justify-single-word="false" fo:text-indent="0cm" style:auto-text-indent="false"/>
      <style:text-properties officeooo:rsid="0020478d" officeooo:paragraph-rsid="0020daab"/>
    </style:style>
    <style:style style:name="P23" style:family="paragraph" style:parent-style-name="Table_20_Contents">
      <style:text-properties officeooo:rsid="0020478d" officeooo:paragraph-rsid="0020478d"/>
    </style:style>
    <style:style style:name="P24" style:family="paragraph" style:parent-style-name="Table_20_Contents">
      <style:text-properties fo:font-weight="bold" officeooo:rsid="0020478d" officeooo:paragraph-rsid="0020478d" style:font-weight-asian="bold" style:font-weight-complex="bold"/>
    </style:style>
    <style:style style:name="P25" style:family="paragraph" style:parent-style-name="Table_20_Contents">
      <style:text-properties officeooo:paragraph-rsid="0020478d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itle">
      <style:paragraph-properties fo:text-align="start" style:justify-single-word="false"/>
    </style:style>
    <style:style style:name="T1" style:family="text">
      <style:text-properties style:language-asian="en" style:country-asian="US"/>
    </style:style>
    <style:style style:name="T2" style:family="text">
      <style:text-properties officeooo:rsid="0020478d" style:language-asian="en" style:country-asian="US"/>
    </style:style>
    <style:style style:name="T3" style:family="text">
      <style:text-properties officeooo:rsid="0020daab" style:language-asian="en" style:country-asian="US"/>
    </style:style>
    <style:style style:name="T4" style:family="text">
      <style:text-properties fo:color="#00659c" fo:font-size="36pt" fo:language="en" fo:country="GB" style:font-name-asian="Calibri" style:font-size-asian="36pt" style:language-asian="en" style:country-asian="US" style:font-name-complex="Arial" style:font-size-complex="36pt"/>
    </style:style>
    <style:style style:name="T5" style:family="text">
      <style:text-properties fo:color="#00659c" fo:font-size="36pt" fo:language="en" fo:country="GB" officeooo:rsid="001f0640" style:font-name-asian="Calibri" style:font-size-asian="36pt" style:language-asian="en" style:country-asian="US" style:font-name-complex="Arial" style:font-size-complex="36pt"/>
    </style:style>
    <style:style style:name="T6" style:family="text">
      <style:text-properties fo:color="#00659c" fo:font-size="26pt" fo:language="de" fo:country="AT" style:font-name-asian="Calibri" style:font-size-asian="26pt" style:language-asian="en" style:country-asian="US" style:font-name-complex="Arial" style:font-size-complex="26pt"/>
    </style:style>
    <style:style style:name="T7" style:family="text">
      <style:text-properties fo:language="en" fo:country="US"/>
    </style:style>
    <style:style style:name="T8" style:family="text">
      <style:text-properties style:font-name="Wingdings" fo:language="en" fo:country="US"/>
    </style:style>
    <style:style style:name="T9" style:family="text">
      <style:text-properties officeooo:rsid="001f0640"/>
    </style:style>
    <style:style style:name="T10" style:family="text">
      <style:text-properties officeooo:rsid="0020478d"/>
    </style:style>
    <style:style style:name="T11" style:family="text">
      <style:text-properties officeooo:rsid="0020daab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/>
      <text:p text:style-name="P8"><text:span text:style-name="T5">UAS Technikum Wien</text:span><text:span text:style-name="T4"> </text:span></text:p>
      <text:p text:style-name="P12"/>
      <text:p text:style-name="P12"/>
      <text:p text:style-name="P12"/>
      <text:p text:style-name="P13"><text:span text:style-name="T6">COURSE GUIDE</text:span></text:p>
      <text:p text:style-name="P13"><text:span text:style-name="T6">COURSES OFFERED IN ENGLISH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Standard"/>
      <text:p text:style-name="Standard"/>
      <text:p text:style-name="Anmerkungen_20_-_20_bitte_20_löschen_21_"><text:span text:style-name="T7"><text:s/></text:span><text:span text:style-name="T8"></text:span></text:p>
      <text:p text:style-name="P2"/>
      <text:p text:style-name="P15"/>
      <text:p text:style-name="Standard"/>
      <text:p text:style-name="Standard"><text:span text:style-name="T9">Please note:</text:span></text:p>
      <text:p text:style-name="Standard"><text:span text:style-name="T9">Incoming students have the possibility to combine courses from different study programs. The</text:span></text:p>
      <text:p text:style-name="Standard"><text:span text:style-name="T9">number of places available for Incoming students in each course may vary or be limited to a certain</text:span></text:p>
      <text:p text:style-name="Standard"><text:span text:style-name="T9">number.</text:span></text:p>
      <text:p text:style-name="Standard"/>
      <text:p text:style-name="P6"><text:span text:style-name="T9">The module “Cross-Cultural Competences &amp; Language” at the beginning of each semester is held</text:span></text:p>
      <text:p text:style-name="Standard"><text:span text:style-name="T9">for all Incoming students as well as for all Double Degree students.</text:span></text:p>
      <text:p text:style-name="P5"><text:span text:style-name="T9">Please take into consideration that this course guide may be subject to change!</text:span></text:p>
      <text:p text:style-name="P4"><text:span text:style-name="T9">Last update: </text:span><text:span text:style-name="T9"><text:date style:data-style-name="N37" text:date-value="2016-06-28T16:54:58.014652426" text:fixed="true">28.06.16</text:date></text:span></text:p>
      <text:p text:style-name="P4"/>
      <text:p text:style-name="P4">Heading/Überschrift </text:p>
      <text:p text:style-name="P9"/>
      <text:p text:style-name="P11"/>
      <text:p text:style-name="P14"/>
      <text:p text:style-name="P27"><text:bookmark-start text:name="__RefHeading__113_1821690943"/><text:span text:style-name="T2">OVERVIEW OF COURSES OFFERED ENTIRELY IN ENGLIS<text:tab/>H</text:span><text:bookmark-end text:name="__RefHeading__113_1821690943"/>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6"><text:a xlink:type="simple" xlink:href="#__RefHeading__113_1821690943" text:style-name="Index_20_Link" text:visited-style-name="Index_20_Link">OVERVIEW OF COURSES OFFERED ENTIRELY IN ENGLIS H<text:tab/>3</text:a></text:p>
        </text:index-body>
      </text:table-of-content>
      <text:p text:style-name="Standard"/>
      <text:h text:style-name="P19" text:outline-level="1"><text:span text:style-name="T1">BACHELOR DEGREE <text:s/>PROGRAMS</text:span></text:h>
      <text:h text:style-name="P17" text:outline-level="2"><text:span text:style-name="T1">**</text:span><text:span text:style-name="T3">Studiengangsbezeichnung</text:span><text:span text:style-name="T1">**</text:span></text:h>
      <text:h text:style-name="P16" text:outline-level="3"><text:span text:style-name="T2">** </text:span><text:span text:style-name="T3">LV-BEZEICHNUNG **</text:span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4">Degree programme</text:p>
          </table:table-cell>
          <table:table-cell table:style-name="Tabelle1.B1" office:value-type="string">
            <text:p text:style-name="P23">**<text:span text:style-name="T11">STG Kuerzel**</text:span></text:p>
          </table:table-cell>
        </table:table-row>
        <table:table-row>
          <table:table-cell table:style-name="Tabelle1.A2" office:value-type="string">
            <text:p text:style-name="P24">Semester</text:p>
          </table:table-cell>
          <table:table-cell table:style-name="Tabelle1.B2" office:value-type="string">
            <text:p text:style-name="P23">**<text:span text:style-name="T11">SEMESTER**</text:span></text:p>
          </table:table-cell>
        </table:table-row>
        <table:table-row>
          <table:table-cell table:style-name="Tabelle1.A2" office:value-type="string">
            <text:p text:style-name="P24">Lecturer</text:p>
          </table:table-cell>
          <table:table-cell table:style-name="Tabelle1.B2" office:value-type="string">
            <text:p text:style-name="P23">**<text:span text:style-name="T11">Lektor**</text:span></text:p>
          </table:table-cell>
        </table:table-row>
        <table:table-row>
          <table:table-cell table:style-name="Tabelle1.A2" office:value-type="string">
            <text:p text:style-name="P24">Course methods</text:p>
          </table:table-cell>
          <table:table-cell table:style-name="Tabelle1.B2" office:value-type="string">
            <text:p text:style-name="P23">**<text:span text:style-name="T11">Lehrform**</text:span></text:p>
          </table:table-cell>
        </table:table-row>
        <table:table-row>
          <table:table-cell table:style-name="Tabelle1.A2" office:value-type="string">
            <text:p text:style-name="P24">Language</text:p>
          </table:table-cell>
          <table:table-cell table:style-name="Tabelle1.B2" office:value-type="string">
            <text:p text:style-name="P23">**<text:span text:style-name="T11">LV-BezeichnungÜÜ</text:span></text:p>
          </table:table-cell>
        </table:table-row>
        <table:table-row>
          <table:table-cell table:style-name="Tabelle1.A2" office:value-type="string">
            <text:p text:style-name="P24">ECTS Credits</text:p>
          </table:table-cell>
          <table:table-cell table:style-name="Tabelle1.B2" office:value-type="string">
            <text:p text:style-name="P23">**<text:span text:style-name="T11">ECTS**</text:span></text:p>
          </table:table-cell>
        </table:table-row>
        <table:table-row>
          <table:table-cell table:style-name="Tabelle1.A2" office:value-type="string">
            <text:p text:style-name="P24">Department</text:p>
          </table:table-cell>
          <table:table-cell table:style-name="Tabelle1.B2" office:value-type="string">
            <text:p text:style-name="P23">**<text:span text:style-name="T11">INSTITUT** </text:span>(Head: **<text:span text:style-name="T11">Institutsleiter**</text:span>;</text:p>
            <text:p text:style-name="P23">Coordination: **<text:span text:style-name="T11">Koordinator**</text:span>)</text:p>
          </table:table-cell>
        </table:table-row>
        <table:table-row>
          <table:table-cell table:style-name="Tabelle1.A2" office:value-type="string">
            <text:p text:style-name="P24">Incoming places</text:p>
          </table:table-cell>
          <table:table-cell table:style-name="Tabelle1.B2" office:value-type="string">
            <text:p text:style-name="P23">Limited</text:p>
          </table:table-cell>
        </table:table-row>
      </table:table>
      <text:p text:style-name="P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4">Course description</text:p>
          </table:table-cell>
          <table:table-cell table:style-name="Tabelle2.B1" office:value-type="string">
            <text:p text:style-name="Table_20_Contents">**<text:span text:style-name="T10">LVINFO DESCRIPTION**</text:span></text:p>
          </table:table-cell>
        </table:table-row>
        <table:table-row>
          <table:table-cell table:style-name="Tabelle2.A2" office:value-type="string">
            <text:p text:style-name="P24">Teaching methods</text:p>
          </table:table-cell>
          <table:table-cell table:style-name="Tabelle2.B2" office:value-type="string">
            <text:p text:style-name="Table_20_Contents">**<text:span text:style-name="T10">LVINFO Teaching Methdos**</text:span></text:p>
          </table:table-cell>
        </table:table-row>
        <table:table-row>
          <table:table-cell table:style-name="Tabelle2.A2" office:value-type="string">
            <text:p text:style-name="P24">Learning outcome</text:p>
          </table:table-cell>
          <table:table-cell table:style-name="Tabelle2.B2" office:value-type="string">
            <text:p text:style-name="P25">**<text:span text:style-name="T10">LVINFO LEARNINGOUTCOME**</text:span></text:p>
            <text:p text:style-name="Table_20_Contents">After passing this course successfully students are able to ...</text:p>
            <text:p text:style-name="Table_20_Contents">- <text:span text:style-name="T10">a</text:span></text:p>
            <text:p text:style-name="Table_20_Contents">- <text:span text:style-name="T10">b</text:span></text:p>
            <text:p text:style-name="Table_20_Contents">- <text:span text:style-name="T10">c</text:span></text:p>
          </table:table-cell>
        </table:table-row>
        <table:table-row>
          <table:table-cell table:style-name="Tabelle2.A2" office:value-type="string">
            <text:p text:style-name="P24">Course contents</text:p>
          </table:table-cell>
          <table:table-cell table:style-name="Tabelle2.B2" office:value-type="string">
            <text:p text:style-name="Table_20_Contents">**<text:span text:style-name="T10">LVINFO COURSE CONTENTS**</text:span></text:p>
            <text:p text:style-name="Table_20_Contents">- <text:span text:style-name="T10">a</text:span></text:p>
            <text:p text:style-name="Table_20_Contents">- <text:span text:style-name="T10">b</text:span></text:p>
            <text:p text:style-name="Table_20_Contents">- <text:span text:style-name="T10">c</text:span></text:p>
          </table:table-cell>
        </table:table-row>
        <table:table-row>
          <table:table-cell table:style-name="Tabelle2.A2" office:value-type="string">
            <text:p text:style-name="P24">Prerequisites</text:p>
          </table:table-cell>
          <table:table-cell table:style-name="Tabelle2.B2" office:value-type="string">
            <text:p text:style-name="Table_20_Contents">**<text:span text:style-name="T10">LVINFO</text:span> <text:span text:style-name="T10">prerequisites **</text:span></text:p>
          </table:table-cell>
        </table:table-row>
        <table:table-row>
          <table:table-cell table:style-name="Tabelle2.A2" office:value-type="string">
            <text:p text:style-name="P24">Assessment Methods</text:p>
          </table:table-cell>
          <table:table-cell table:style-name="Tabelle2.B2" office:value-type="string">
            <text:p text:style-name="Table_20_Contents">**<text:span text:style-name="T10">LVINF ASSESMENT METHODS**</text:span></text:p>
            <text:p text:style-name="Table_20_Contents">- <text:span text:style-name="T10">a </text:span></text:p>
            <text:p text:style-name="Table_20_Contents">- <text:span text:style-name="T10">b</text:span></text:p>
          </table:table-cell>
        </table:table-row>
        <table:table-row>
          <table:table-cell table:style-name="Tabelle2.A2" office:value-type="string">
            <text:p text:style-name="P24">Recommended Reading</text:p>
            <text:p text:style-name="P24">and Material</text:p>
          </table:table-cell>
          <table:table-cell table:style-name="Tabelle2.B2" office:value-type="string">
            <text:p text:style-name="Table_20_Contents">** <text:span text:style-name="T10">LVINFo Recommeded Reading **</text:span></text:p>
            <text:p text:style-name="Table_20_Contents">- <text:span text:style-name="T10">a</text:span></text:p>
            <text:p text:style-name="Table_20_Contents">- <text:span text:style-name="T10">b</text:span></text:p>
            <text:p text:style-name="Table_20_Contents">- <text:span text:style-name="T10">c</text:span></text:p>
          </table:table-cell>
        </table:table-row>
        <table:table-row>
          <table:table-cell table:style-name="Tabelle2.A2" office:value-type="string">
            <text:p text:style-name="P24">Attendance</text:p>
          </table:table-cell>
          <table:table-cell table:style-name="Tabelle2.B2" office:value-type="string">
            <text:p text:style-name="Table_20_Contents">** <text:span text:style-name="T10">LVINFO Attendance**</text:span></text:p>
          </table:table-cell>
        </table:table-row>
        <table:table-row>
          <table:table-cell table:style-name="Tabelle2.A2" office:value-type="string">
            <text:p text:style-name="P24">Comments</text:p>
          </table:table-cell>
          <table:table-cell table:style-name="Tabelle2.B2" office:value-type="string">
            <text:p text:style-name="Table_20_Contents">** <text:span text:style-name="T10">LVINFO Comments**</text:span></text:p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loext:contextual-spacing="false" fo:line-height="115%"/>
      <style:text-properties fo:color="#00659c" fo:font-size="26pt" fo:language="de" fo:country="AT" style:font-name-asian="Calibri" style:font-family-asian="Calibri" style:font-family-generic-asian="swiss" style:font-pitch-asian="variable" style:font-size-asian="26pt" style:font-name-complex="Arial" style:font-family-complex="Arial" style:font-family-generic-complex="swiss" style:font-pitch-complex="variable" style:font-size-complex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353cm" loext:contextual-spacing="false" fo:line-height="115%"/>
      <style:text-properties fo:color="#00659c" fo:font-size="20pt" fo:language="de" fo:country="AT" style:font-name-asian="Calibri" style:font-family-asian="Calibri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353cm" loext:contextual-spacing="false" fo:line-height="115%"/>
      <style:text-properties fo:color="#00659c" fo:font-size="13pt" fo:language="de" fo:country="AT" fo:font-weight="bold" style:font-name-asian="Calibri" style:font-family-asian="Calibri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353cm" loext:contextual-spacing="false" fo:line-height="115%"/>
      <style:text-properties fo:font-size="13pt" fo:language="de" fo:country="AT" fo:font-weight="bold" style:font-name-asian="Calibri" style:font-family-asian="Calibri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.106cm" loext:contextual-spacing="true" fo:line-height="110%"/>
      <style:text-properties fo:language="de" fo:country="AT" fo:font-weight="bold" style:font-weight-asian="bold" style:font-size-complex="13pt" style:font-style-complex="italic" style:font-weight-complex="bold"/>
    </style:style>
    <style:style style:name="Footer" style:family="paragraph" style:parent-style-name="Standard" style:class="extra"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1" style:display-name="Formatvorlage Aufzählungen 1" style:family="paragraph" style:parent-style-name="Standard" style:list-style-name="WW8Num24">
      <style:text-properties fo:language="de" fo:country="AT"/>
    </style:style>
    <style:style style:name="Formatvorlage_20_Aufzählungen_20_2" style:display-name="Formatvorlage Aufzählungen 2" style:family="paragraph" style:parent-style-name="Standard" style:list-style-name="WW8Num19"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15">
      <style:text-properties fo:language="de" fo:country="AT"/>
    </style:style>
    <style:style style:name="Header" style:family="paragraph" style:parent-style-name="Standard" style:class="extra"/>
    <style:style style:name="Listenabsatz" style:family="paragraph" style:parent-style-name="Standard" style:list-style-name="WW8Num13">
      <style:paragraph-properties fo:margin-top="0cm" fo:margin-bottom="0.353cm" loext:contextual-spacing="true" fo:line-height="115%"/>
      <style:text-properties fo:language="de" fo:country="AT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fo:font-variant="normal" fo:text-transform="none" fo:color="#000000" style:text-outline="false" style:text-line-through-style="none" style:text-line-through-type="none" style:text-position="0% 100%" style:font-name="Wingdings" fo:font-family="Wingdings" style:font-pitch="variable" style:font-charset="x-symbol" fo:font-size="11pt" fo:font-style="normal" fo:text-shadow="none" fo:font-weight="normal" style:font-size-asian="11pt" style:font-style-asian="normal" style:font-weight-asian="normal" style:font-name-complex="Wingdings" style:font-family-complex="Wingdings" style:font-pitch-complex="variable" style:font-charset-complex="x-symbol" style:font-size-complex="11pt" text:display="tru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variant="normal" fo:text-transform="none" fo:color="#008462" style:text-outline="false" style:text-line-through-style="none" style:text-line-through-type="none" style:text-position="0% 100%" style:font-name="Wingdings" fo:font-family="Wingdings" style:font-pitch="variable" style:font-charset="x-symbol" fo:font-size="16pt" fo:text-shadow="none" style:font-size-asian="16pt" style:font-name-complex="Wingdings" style:font-family-complex="Wingdings" style:font-pitch-complex="variable" style:font-charset-complex="x-symbol" style:font-size-complex="16pt" text:display="true"/>
    </style:style>
    <style:style style:name="WW8Num12z1" style:family="text">
      <style:text-properties fo:font-variant="normal" fo:text-transform="none" fo:color="#000000" style:text-outline="false" style:text-line-through-style="none" style:text-line-through-type="none" style:text-position="0% 100%" style:font-name="Wingdings" fo:font-family="Wingdings" style:font-pitch="variable" style:font-charset="x-symbol" fo:font-size="11pt" fo:font-style="normal" fo:text-shadow="none" fo:font-weight="normal" style:font-size-asian="11pt" style:font-style-asian="normal" style:font-weight-asian="normal" style:font-name-complex="Wingdings" style:font-family-complex="Wingdings" style:font-pitch-complex="variable" style:font-charset-complex="x-symbol" style:font-size-complex="11pt" text:display="tru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Symbol" fo:font-family="Symbol" style:font-family-generic="roman" style:font-pitch="variable" fo:language="de" fo:country="AT" style:font-name-asian="Calibri" style:font-family-asian="Calibri" style:font-family-generic-asian="swiss" style:font-pitch-asian="variable" style:language-asian="en" style:country-asian="US" style:font-name-complex="Symbol" style:font-family-complex="Symbol" style:font-family-generic-complex="roman" style:font-pitch-complex="variable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fo:font-variant="normal" fo:text-transform="none" fo:color="#000000" style:text-outline="false" style:text-line-through-style="none" style:text-line-through-type="none" style:text-position="0% 100%" style:font-name="Wingdings" fo:font-family="Wingdings" style:font-pitch="variable" style:font-charset="x-symbol" fo:font-size="14pt" fo:text-shadow="none" style:font-size-asian="14pt" style:font-name-complex="Wingdings" style:font-family-complex="Wingdings" style:font-pitch-complex="variable" style:font-charset-complex="x-symbol" style:font-size-complex="14pt" text:display="tru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fo:font-variant="normal" fo:text-transform="none" fo:color="#00659c" style:text-outline="false" style:text-line-through-style="none" style:text-line-through-type="none" style:text-position="0% 100%" style:font-name="Wingdings" fo:font-family="Wingdings" style:font-pitch="variable" style:font-charset="x-symbol" fo:font-size="16pt" fo:text-shadow="none" style:font-size-asian="16pt" style:font-name-complex="Wingdings" style:font-family-complex="Wingdings" style:font-pitch-complex="variable" style:font-charset-complex="x-symbol" style:font-size-complex="16pt" text:display="true"/>
    </style:style>
    <style:style style:name="WW8Num15z1" style:family="text">
      <style:text-properties fo:font-variant="normal" fo:text-transform="none" fo:color="#000000" style:text-outline="false" style:text-line-through-style="none" style:text-line-through-type="none" style:text-position="0% 100%" style:font-name="Wingdings" fo:font-family="Wingdings" style:font-pitch="variable" style:font-charset="x-symbol" fo:font-size="11pt" fo:font-style="normal" fo:text-shadow="none" fo:font-weight="normal" style:font-size-asian="11pt" style:font-style-asian="normal" style:font-weight-asian="normal" style:font-name-complex="Wingdings" style:font-family-complex="Wingdings" style:font-pitch-complex="variable" style:font-charset-complex="x-symbol" style:font-size-complex="11pt" text:display="tru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11pt" fo:font-style="normal" fo:text-shadow="none" fo:font-weight="normal" style:font-size-asian="11pt" style:font-style-asian="normal" style:font-weight-asian="normal" style:font-name-complex="Helvetica" style:font-family-complex="Helvetica" style:font-family-generic-complex="swiss" style:font-pitch-complex="variable" style:font-size-complex="11pt" style:text-scale="100%" text:display="tru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fo:font-variant="normal" fo:text-transform="none" fo:color="#008462" style:text-outline="false" style:text-line-through-style="none" style:text-line-through-type="none" style:text-position="0% 100%" style:font-name="Wingdings" fo:font-family="Wingdings" style:font-pitch="variable" style:font-charset="x-symbol" fo:font-size="16pt" fo:text-shadow="none" style:font-size-asian="16pt" style:font-name-complex="Wingdings" style:font-family-complex="Wingdings" style:font-pitch-complex="variable" style:font-charset-complex="x-symbol" style:font-size-complex="16pt" text:display="true"/>
    </style:style>
    <style:style style:name="WW8Num17z1" style:family="text">
      <style:text-properties fo:font-variant="normal" fo:text-transform="none" fo:color="#000000" style:text-outline="false" style:text-line-through-style="none" style:text-line-through-type="none" style:text-position="0% 100%" style:font-name="Wingdings" fo:font-family="Wingdings" style:font-pitch="variable" style:font-charset="x-symbol" fo:font-size="11pt" fo:font-style="normal" fo:text-shadow="none" fo:font-weight="normal" style:font-size-asian="11pt" style:font-style-asian="normal" style:font-weight-asian="normal" style:font-name-complex="Wingdings" style:font-family-complex="Wingdings" style:font-pitch-complex="variable" style:font-charset-complex="x-symbol" style:font-size-complex="11pt" text:display="tru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fo:font-variant="normal" fo:text-transform="none" fo:color="#008462" style:text-outline="false" style:text-line-through-style="none" style:text-line-through-type="none" style:text-position="0% 100%" style:font-name="Wingdings" fo:font-family="Wingdings" style:font-pitch="variable" style:font-charset="x-symbol" fo:font-size="16pt" fo:text-shadow="none" style:font-size-asian="16pt" style:font-name-complex="Wingdings" style:font-family-complex="Wingdings" style:font-pitch-complex="variable" style:font-charset-complex="x-symbol" style:font-size-complex="16pt" text:display="true"/>
    </style:style>
    <style:style style:name="WW8Num18z1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11pt" fo:font-style="normal" fo:text-shadow="none" fo:font-weight="normal" style:font-size-asian="11pt" style:font-style-asian="normal" style:font-weight-asian="normal" style:font-name-complex="Helvetica" style:font-family-complex="Helvetica" style:font-family-generic-complex="swiss" style:font-pitch-complex="variable" style:font-size-complex="11pt" style:text-scale="100%" text:display="tru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11pt" fo:font-style="normal" fo:text-shadow="none" fo:font-weight="normal" style:font-size-asian="11pt" style:font-style-asian="normal" style:font-weight-asian="normal" style:font-name-complex="Helvetica" style:font-family-complex="Helvetica" style:font-family-generic-complex="swiss" style:font-pitch-complex="variable" style:font-size-complex="11pt" style:text-scale="100%" text:display="tru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Arial" fo:font-family="Arial" style:font-family-generic="swiss" style:font-pitch="variable" fo:font-size="22pt" style:font-name-asian="Times New Roman" style:font-family-asian="'Times New Roman'" style:font-family-generic-asian="roman" style:font-pitch-asian="variable" style:font-size-asian="22pt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fo:color="#008462" style:text-position="super 58%" style:font-name="Wingdings" fo:font-family="Wingdings" style:font-pitch="variable" style:font-charset="x-symbol" fo:font-size="20pt" style:font-size-asian="20pt" style:font-name-complex="Wingdings" style:font-family-complex="Wingdings" style:font-pitch-complex="variable" style:font-charset-complex="x-symbol" style:font-size-complex="20pt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fo:font-variant="normal" fo:text-transform="none" fo:color="#000000" style:text-outline="false" style:text-line-through-style="none" style:text-line-through-type="none" style:text-position="0% 100%" style:font-name="Wingdings" fo:font-family="Wingdings" style:font-pitch="variable" style:font-charset="x-symbol" fo:font-size="11pt" fo:font-style="normal" fo:text-shadow="none" fo:font-weight="normal" style:font-size-asian="11pt" style:font-style-asian="normal" style:font-weight-asian="normal" style:font-name-complex="Wingdings" style:font-family-complex="Wingdings" style:font-pitch-complex="variable" style:font-charset-complex="x-symbol" style:font-size-complex="11pt" text:display="tru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11pt" fo:font-style="normal" fo:text-shadow="none" fo:font-weight="normal" style:font-size-asian="11pt" style:font-style-asian="normal" style:font-weight-asian="normal" style:font-name-complex="Helvetica" style:font-family-complex="Helvetica" style:font-family-generic-complex="swiss" style:font-pitch-complex="variable" style:font-size-complex="11pt" style:text-scale="100%" text:display="tru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fo:font-variant="normal" fo:text-transform="none" fo:color="#000000" style:text-outline="false" style:text-line-through-style="none" style:text-line-through-type="none" style:text-position="0% 100%" style:font-name="Wingdings" fo:font-family="Wingdings" style:font-pitch="variable" style:font-charset="x-symbol" fo:font-size="14pt" fo:font-style="normal" fo:text-shadow="none" fo:font-weight="normal" style:font-size-asian="14pt" style:font-style-asian="normal" style:font-weight-asian="normal" style:font-name-complex="Wingdings" style:font-family-complex="Wingdings" style:font-pitch-complex="variable" style:font-charset-complex="x-symbol" style:font-size-complex="14pt" text:display="tru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fo:font-variant="normal" fo:text-transform="none" fo:color="#0086cb" style:text-outline="false" style:text-line-through-style="none" style:text-line-through-type="none" style:text-position="super 58%" style:font-name="Wingdings" fo:font-family="Wingdings" style:font-pitch="variable" style:font-charset="x-symbol" fo:font-size="20pt" fo:text-shadow="none" style:font-size-asian="20pt" style:font-name-complex="Wingdings" style:font-family-complex="Wingdings" style:font-pitch-complex="variable" style:font-charset-complex="x-symbol" style:font-size-complex="20pt" text:display="tru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Page_20_Number" style:display-name="Page Number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86cb" style:font-name="Arial" fo:font-family="Arial" style:font-family-generic="swiss" style:font-pitch="variable" fo:font-size="11pt" fo:language="de" fo:country="AT" style:font-size-asian="11pt" style:font-name-complex="Arial" style:font-family-complex="Arial" style:font-family-generic-complex="swiss" style:font-pitch-complex="variable"/>
    </style:style>
    <style:style style:name="Visited_20_Internet_20_Link" style:display-name="Visited Internet Link" style:family="text">
      <style:text-properties fo:color="#626b71" style:font-name="Arial" fo:font-family="Arial" style:font-family-generic="swiss" style:font-pitch="variable" fo:font-size="11pt" style:text-underline-style="none" style:font-size-asian="11pt" style:font-name-complex="Arial" style:font-family-complex="Arial" style:font-family-generic-complex="swiss" style:font-pitch-complex="variable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1pt" fo:language="de" fo:country="DE" style:font-size-asian="11pt" style:font-name-complex="Arial" style:font-family-complex="Arial" style:font-family-generic-complex="swiss" style:font-pitch-complex="variable" style:font-size-complex="11pt"/>
    </style:style>
    <style:style style:name="Überschrift_20_1_20_Zchn" style:display-name="Überschrift 1 Zchn" style:family="text">
      <style:text-properties fo:color="#00659c" style:font-name="Arial" fo:font-family="Arial" style:font-family-generic="swiss" style:font-pitch="variable" fo:font-size="26pt" style:font-name-asian="Calibri" style:font-family-asian="Calibri" style:font-family-generic-asian="swiss" style:font-pitch-asian="variable" style:font-size-asian="26pt" style:font-name-complex="Arial" style:font-family-complex="Arial" style:font-family-generic-complex="swiss" style:font-pitch-complex="variable" style:font-size-complex="26pt"/>
    </style:style>
    <style:style style:name="Überschrift_20_2_20_Zchn" style:display-name="Überschrift 2 Zchn" style:family="text">
      <style:text-properties fo:color="#00659c" style:font-name="Arial" fo:font-family="Arial" style:font-family-generic="swiss" style:font-pitch="variable" fo:font-size="20pt" style:font-name-asian="Calibri" style:font-family-asian="Calibri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Überschrift_20_3_20_Zchn" style:display-name="Überschrift 3 Zchn" style:family="text">
      <style:text-properties fo:color="#00659c" style:font-name="Arial" fo:font-family="Arial" style:font-family-generic="swiss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/>
    </style:style>
    <style:style style:name="Überschrift_20_4_20_Zchn" style:display-name="Überschrift 4 Zchn" style:family="text">
      <style:text-properties style:font-name="Arial" fo:font-family="Arial" style:font-family-generic="swiss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/>
    </style:style>
    <style:style style:name="Überschrift_20_5_20_Zchn" style:display-name="Überschrift 5 Zchn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family="Arial" style:font-family-generic="swiss" style:font-pitch="variable" fo:font-size="9pt" fo:language="de" fo:country="DE" style:font-size-asian="9pt" style:font-name-complex="Arial" style:font-family-complex="Arial" style:font-family-generic-complex="swiss" style:font-pitch-complex="variable" style:font-size-complex="11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12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1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1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15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17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1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2" text:style-name="WW8Num19z0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63cm" fo:text-indent="-0.365cm" fo:margin-left="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de" fo:country="AT" style:language-asian="de" style:country-asian="AT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  <style:text-properties officeooo:rsid="0020478d" officeooo:paragraph-rsid="0020daab"/>
    </style:style>
    <style:style style:name="MP4" style:family="paragraph" style:parent-style-name="Footer">
      <style:paragraph-properties fo:text-align="end" style:justify-single-word="false"/>
      <style:text-properties officeooo:rsid="0020478d" officeooo:paragraph-rsid="0020478d"/>
    </style:style>
    <style:style style:name="MT1" style:family="text"/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946cm" fo:margin-bottom="3.847cm" style:dynamic-spacing="true"/>
      </style:header-style>
      <style:footer-style>
        <style:header-footer-properties fo:min-height="2.75cm" fo:margin-top="2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2cm" fo:margin-bottom="1.603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draw:frame draw:style-name="Mfr1" draw:name="A4 hoch" text:anchor-type="char" svg:x="-1.965cm" svg:y="-1.207cm" svg:width="20.92cm" svg:height="29.563cm" draw:z-index="0"><draw:image xlink:href="Pictures/10000000000009B000000DB464F54548.jpg" xlink:type="simple" xlink:show="embed" xlink:actuate="onLoad"/></draw:frame></text:p>
      </style:header-first>
      <style:footer>
        <text:p text:style-name="MP2"><draw:frame draw:style-name="Mfr2" draw:name="Rahmen1" text:anchor-type="paragraph" svg:y="0.002cm" draw:z-index="1"><draw:text-box fo:min-height="0.058cm" fo:min-width="0cm"><text:p text:style-name="Footer"><text:span text:style-name="Page_20_Number"><text:page-number text:select-page="current">0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Konvert_20_1" style:display-name="Konvert 1" style:page-layout-name="Mpm2">
      <style:header>
        <text:p text:style-name="Header"><draw:frame draw:style-name="Mfr3" draw:name="Bild2" text:anchor-type="paragraph" svg:x="13.919cm" svg:y="0.035cm" svg:width="3.156cm" svg:height="1.637cm" draw:z-index="6"><draw:image xlink:href="Pictures/10000000000000FA00000082B053F5EF.jpg" xlink:type="simple" xlink:show="embed" xlink:actuate="onLoad"/></draw:frame></text:p>
      </style:header>
      <style:header-first>
        <text:p text:style-name="Standard"><draw:frame draw:style-name="Mfr3" draw:name="Bild1" text:anchor-type="paragraph" svg:x="13.919cm" svg:y="0.035cm" svg:width="3.156cm" svg:height="1.637cm" draw:z-index="2"><draw:image xlink:href="Pictures/10000000000000FA00000082B053F5EF.jpg" xlink:type="simple" xlink:show="embed" xlink:actuate="onLoad"/></draw:frame></text:p>
      </style:header-first>
      <style:footer>
        <text:p text:style-name="MP3"><draw:frame draw:style-name="Mfr2" draw:name="Rahmen2" text:anchor-type="paragraph" svg:y="0.002cm" draw:z-index="4"><draw:text-box fo:min-height="0.058cm" fo:min-width="0cm"><text:p text:style-name="Footer"/></draw:text-box></draw:frame>UAS Technikum Wien<text:tab/><text:tab/><text:tab/>English Course Guide<text:tab/><text:tab/><text:tab/><text:page-number text:select-page="current">0</text:page-number> of <text:page-count>4</text:page-count></text:p>
      </style:footer>
      <style:footer-first>
        <text:p text:style-name="MP4">UAS Technikum Wien<text:tab/><text:tab/><text:tab/>English Course Guide<text:tab/><text:tab/><text:tab/><text:page-number text:select-page="current">0</text:page-number> of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Überschrift 1</dc:title>
    <meta:initial-creator>Andreas Österreicher</meta:initial-creator>
    <meta:creation-date>2016-06-28T16:32:42.955211350</meta:creation-date>
    <dc:creator>Andreas Österreicher</dc:creator>
    <dc:date>2016-06-28T17:12:39.762030478</dc:date>
    <meta:editing-cycles>3</meta:editing-cycles>
    <meta:editing-duration>PT3M52S</meta:editing-duration>
    <meta:document-statistic meta:table-count="2" meta:image-count="3" meta:object-count="0" meta:page-count="4" meta:paragraph-count="70" meta:word-count="232" meta:character-count="1549" meta:non-whitespace-character-count="1374"/>
    <meta:generator>LibreOffice/4.3.3.2$Linux_X86_64 LibreOffice_project/430m0$Build-2</meta:generator>
  </office:meta>
</office:document-meta>
</file>